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Adder.addNamespaces( NamespaceMapping ns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Adder.NamespaceAdder( NamespaceRegistry n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Adder.addNamespace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